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i0,d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i0,d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i1,d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1,d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(g,i1)</text:p>
          </table:table-cell>
          <table:table-cell table:formula="of:=[.$A$2]*[.C3]+[.$G$2]*[.I3]" office:value-type="float" office:value="0.74" calcext:value-type="float">
            <text:p>0.74</text:p>
          </table:table-cell>
          <table:table-cell table:formula="of:=[.$A$2]*[.D3]+[.$G$2]*[.J3]" office:value-type="float" office:value="0.168" calcext:value-type="float">
            <text:p>0.168</text:p>
          </table:table-cell>
          <table:table-cell table:formula="of:=[.$A$2]*[.E3]+[.$G$2]*[.K3]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3(L,i1)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9]*[.C6] +[.B10]*[.D6]+[.B11]*[.E6]" office:value-type="float" office:value="0.23228" calcext:value-type="float">
            <text:p>0.23228</text:p>
          </table:table-cell>
          <table:table-cell table:formula="of:=[.C9]*[.C6] +[.C10]*[.D6]+[.C11]*[.E6]" office:value-type="float" office:value="0.76772" calcext:value-type="float">
            <text:p>0.76772</text:p>
          </table:table-cell>
          <table:table-cell table:number-columns-repeated="7"/>
        </table:table-row>
      </table:table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d0,i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d1,i0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0,i1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d1,i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0</text:p>
          </table:table-cell>
          <table:table-cell table:formula="of:=[.$A$2]*[.C2]+[.$G$2]*[.I2]" office:value-type="float" office:value="0.2" calcext:value-type="float">
            <text:p>0.2</text:p>
          </table:table-cell>
          <table:table-cell table:formula="of:=[.$A$2]*[.D2]+[.$G$2]*[.J2]" office:value-type="float" office:value="0.34" calcext:value-type="float">
            <text:p>0.34</text:p>
          </table:table-cell>
          <table:table-cell table:formula="of:=[.$A$2]*[.E2]+[.$G$2]*[.K2]" office:value-type="float" office:value="0.46" calcext:value-type="float">
            <text:p>0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1</text:p>
          </table:table-cell>
          <table:table-cell table:formula="of:=[.$A$2]*[.C3]+[.$G$2]*[.I3]" office:value-type="float" office:value="0.74" calcext:value-type="float">
            <text:p>0.74</text:p>
          </table:table-cell>
          <table:table-cell table:formula="of:=[.$A$2]*[.D3]+[.$G$2]*[.J3]" office:value-type="float" office:value="0.168" calcext:value-type="float">
            <text:p>0.168</text:p>
          </table:table-cell>
          <table:table-cell table:formula="of:=[.$A$2]*[.E3]+[.$G$2]*[.K3]" office:value-type="float" office:value="0.092" calcext:value-type="float">
            <text:p>0.092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i0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1</text:p>
          </table:table-cell>
          <table:table-cell table:formula="of:=[.$A$11]*[.C11]*[.G11] + [.$J$11]*[.L11]*[.P11]" office:value-type="float" office:value="0.1774" calcext:value-type="float">
            <text:p>0.1774</text:p>
          </table:table-cell>
          <table:table-cell table:formula="of:=[.$A$11]*[.C11]*[.H11] + [.$J$11]*[.L11]*[.Q11]" office:value-type="float" office:value="0.1846" calcext:value-type="float">
            <text:p>0.1846</text:p>
          </table:table-cell>
          <table:table-cell/>
          <table:table-cell table:formula="of:=SUM([.B14:.C14])" office:value-type="float" office:value="0.362" calcext:value-type="float">
            <text:p>0.36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formula="of:=SUM([.E14]*[.G14];[.E15]*[.G15];[.E16]*[.G16])" office:value-type="float" office:value="0.502336" calcext:value-type="float">
            <text:p>0.502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</text:p>
          </table:table-cell>
          <table:table-cell table:formula="of:=[.$A$11]*[.D11]*[.G11] + [.$J$11]*[.M11]*[.P11]" office:value-type="float" office:value="0.23618" calcext:value-type="float">
            <text:p>0.23618</text:p>
          </table:table-cell>
          <table:table-cell table:formula="of:=[.$A$11]*[.D11]*[.H11] + [.$J$11]*[.M11]*[.Q11]" office:value-type="float" office:value="0.05222" calcext:value-type="float">
            <text:p>0.05222</text:p>
          </table:table-cell>
          <table:table-cell/>
          <table:table-cell table:formula="of:=SUM([.B15:.C15])" office:value-type="float" office:value="0.2884" calcext:value-type="float">
            <text:p>0.288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3</text:p>
          </table:table-cell>
          <table:table-cell table:formula="of:=[.$A$11]*[.E11]*[.G11]+[.J11]*[.N11]*[.P11]" office:value-type="float" office:value="0.31142" calcext:value-type="float">
            <text:p>0.31142</text:p>
          </table:table-cell>
          <table:table-cell table:formula="of:=[.$A$11]*[.E11]*[.H11] + [.J11]*[.N11]*[.Q11]" office:value-type="float" office:value="0.03818" calcext:value-type="float">
            <text:p>0.03818</text:p>
          </table:table-cell>
          <table:table-cell/>
          <table:table-cell table:formula="of:=SUM([.B16:.C16])" office:value-type="float" office:value="0.3496" calcext:value-type="float">
            <text:p>0.349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i0,d0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i0,d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i1,d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1,d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table:formula="of:=[.$A$2]*[.C$2]+[.$G$2]*[.I$2]" office:value-type="float" office:value="0.2" calcext:value-type="float">
            <text:p>0.2</text:p>
          </table:table-cell>
          <table:table-cell table:formula="of:=[.$A$2]*[.D$2]+[.$G$2]*[.J$2]" office:value-type="float" office:value="0.34" calcext:value-type="float">
            <text:p>0.34</text:p>
          </table:table-cell>
          <table:table-cell table:formula="of:=[.$A$2]*[.E$2]+[.$G$2]*[.K$2]" office:value-type="float" office:value="0.46" calcext:value-type="float">
            <text:p>0.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table:formula="of:=[.$A$2]*[.C$3]+[.$G$2]*[.I$3]" office:value-type="float" office:value="0.74" calcext:value-type="float">
            <text:p>0.74</text:p>
          </table:table-cell>
          <table:table-cell table:formula="of:=[.$A$2]*[.D$3]+[.$G$2]*[.J$3]" office:value-type="float" office:value="0.168" calcext:value-type="float">
            <text:p>0.168</text:p>
          </table:table-cell>
          <table:table-cell table:formula="of:=[.$A$2]*[.E$3]+[.$G$2]*[.K$3]" office:value-type="float" office:value="0.092" calcext:value-type="float">
            <text:p>0.09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SUM([.B10];[.C1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SUM([.B11];[.C1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SUM([.B12];[.C1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0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i0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i0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i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table:formula="of:=[.$A$15]*[.$D15]*[.C$6]+[.$F$15]*[.$I16]*[.C$7]" office:value-type="float" office:value="0.1846" calcext:value-type="float">
            <text:p>0.1846</text:p>
          </table:table-cell>
          <table:table-cell/>
          <table:table-cell table:formula="of:=[.C18]/(SUM([.$C$18:.$C$20]))" office:value-type="float" office:value="0.671272727272727" calcext:value-type="float">
            <text:p>0.67127272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table:formula="of:=[.$A$15]*[.D15]*[.D6]+[.$F$15]*[.I16]*[.D7]" office:value-type="float" office:value="0.05222" calcext:value-type="float">
            <text:p>0.05222</text:p>
          </table:table-cell>
          <table:table-cell/>
          <table:table-cell table:formula="of:=[.C19]/(SUM([.$C$18:.$C$20]))" office:value-type="float" office:value="0.189890909090909" calcext:value-type="float">
            <text:p>0.18989090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table:formula="of:=[.$A$15]*[.D15]*[.E6]+[.$F$15]*[.I16]*[.E7]" office:value-type="float" office:value="0.03818" calcext:value-type="float">
            <text:p>0.03818</text:p>
          </table:table-cell>
          <table:table-cell/>
          <table:table-cell table:formula="of:=[.C20]/(SUM([.$C$18:.$C$20]))" office:value-type="float" office:value="0.138836363636364" calcext:value-type="float">
            <text:p>0.1388363636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1,d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g1,l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i1,d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g2,l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3,l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0</text:p>
          </table:table-cell>
          <table:table-cell table:formula="of:=[.G2]*[.B2]+[.G3]*[.C2]+[.G4]*[.D2]" office:value-type="float" office:value="0.8582" calcext:value-type="float">
            <text:p>0.8582</text:p>
          </table:table-cell>
          <table:table-cell/>
          <table:table-cell office:value-type="string" calcext:value-type="string">
            <text:p>s1,i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[.G2]*[.B3]+[.G3]*[.C3]+[.G4]*[.D3]" office:value-type="float" office:value="0.632" calcext:value-type="float">
            <text:p>0.632</text:p>
          </table:table-cell>
          <table:table-cell/>
          <table:table-cell office:value-type="string" calcext:value-type="string">
            <text:p>i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0</text:p>
          </table:table-cell>
          <table:table-cell table:formula="of:=[.B6]*[.E6]*[.E7]*[.H6]" office:value-type="float" office:value="0.1235808" calcext:value-type="float">
            <text:p>0.1235808</text:p>
          </table:table-cell>
          <table:table-cell table:number-columns-repeated="2"/>
          <table:table-cell table:formula="of:=[.B9]/SUM([.B9:.B10])" office:value-type="float" office:value="0.670713280883655" calcext:value-type="float">
            <text:p>0.6707132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table:formula="of:=[.B7]*[.E6]*[.E7]*[.H7]" office:value-type="float" office:value="0.060672" calcext:value-type="float">
            <text:p>0.060672</text:p>
          </table:table-cell>
          <table:table-cell table:number-columns-repeated="2"/>
          <table:table-cell table:formula="of:=[.B10]/SUM([.B9:.B10])" office:value-type="float" office:value="0.329286719116344" calcext:value-type="float">
            <text:p>0.32928671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42:32.907363436</meta:creation-date>
    <dc:date>2018-04-11T12:56:00.796653624</dc:date>
    <meta:editing-duration>PT25S</meta:editing-duration>
    <meta:editing-cycles>1</meta:editing-cycles>
    <meta:document-statistic meta:table-count="4" meta:cell-count="243" meta:object-count="0"/>
    <meta:generator>LibreOffice/5.1.6.2$Linux_X86_64 LibreOffice_project/10m0$Build-2</meta:generator>
  </office:meta>
</office:document-meta>
</file>